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KaTeX Main" svg:font-family="'KaTeX Main', 'Times New Roman', serif"/>
    <style:font-face style:name="KaTeX Math" svg:font-family="'KaTeX Math'"/>
    <style:font-face style:name="Roboto" svg:font-family="Roboto, sans-serif"/>
    <style:font-face style:name="sans-serif" svg:font-family="sans-serif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style:text-autospace="none"/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alibri" style:font-size-asian="11pt" style:font-weight-asian="bold" style:font-name-complex="Courier New" style:font-size-complex="11pt" style:font-weight-complex="bold"/>
    </style:style>
    <style:style style:name="P15" style:family="paragraph" style:parent-style-name="Standard_20__28_user_29_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6" style:family="paragraph" style:parent-style-name="Standard_20__28_user_29_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f6b36" officeooo:paragraph-rsid="001f6b36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1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b2fa8" style:font-size-asian="14pt" style:font-size-complex="14pt" style:font-weight-complex="bold"/>
    </style:style>
    <style:style style:name="P2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0a1828" officeooo:paragraph-rsid="001b2fa8" style:font-size-asian="14pt" style:font-size-complex="14pt"/>
    </style:style>
    <style:style style:name="P2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2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 style:font-weight-complex="bold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7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1b2fa8" style:font-size-asian="14pt" style:font-weight-asian="normal" style:font-size-complex="14pt" style:font-weight-complex="normal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217194" style:font-size-asian="14pt" style:font-weight-asian="normal" style:font-size-complex="14pt" style:font-weight-complex="normal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rsid="000a1828" officeooo:paragraph-rsid="001d9ca1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margin-left="1.4772in" fo:margin-right="0in" fo:line-height="150%" fo:text-indent="0in" style:auto-text-indent="false" style:page-number="auto"/>
    </style:style>
    <style:style style:name="P31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32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33" style:family="paragraph" style:parent-style-name="Standard_20__28_user_29_">
      <style:paragraph-properties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26994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34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a2692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35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e4b50" officeooo:paragraph-rsid="001e4b50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36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e4b50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37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f6b36" officeooo:paragraph-rsid="001f6b36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3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 style:font-weight-complex="bold"/>
    </style:style>
    <style:style style:name="P3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6994a" style:font-size-asian="14pt" style:font-size-complex="14pt" style:font-weight-complex="bold"/>
    </style:style>
    <style:style style:name="P4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6994a" officeooo:paragraph-rsid="0026994a" style:font-size-asian="14pt" style:font-size-complex="14pt" style:font-weight-complex="bold"/>
    </style:style>
    <style:style style:name="P4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6e609" style:font-size-asian="14pt" style:font-size-complex="14pt"/>
    </style:style>
    <style:style style:name="P4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_20__28_user_29_">
      <style:paragraph-properties fo:margin-left="0in" fo:margin-right="0in" fo:line-height="150%" fo:text-indent="0.4925in" style:auto-text-indent="false"/>
      <style:text-properties fo:font-size="14pt" officeooo:paragraph-rsid="001b2fa8" style:font-size-asian="14pt" style:font-size-complex="14pt"/>
    </style:style>
    <style:style style:name="P44" style:family="paragraph" style:parent-style-name="Standard_20__28_user_29_">
      <style:paragraph-properties fo:margin-left="0in" fo:margin-right="0in" fo:line-height="150%" fo:text-indent="0.4925in" style:auto-text-indent="false" fo:break-before="page"/>
      <style:text-properties fo:font-size="14pt" officeooo:paragraph-rsid="001b2fa8" style:font-size-asian="14pt" style:font-size-complex="14pt"/>
    </style:style>
    <style:style style:name="P45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paragraph-rsid="001b2fa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2fa8" style:font-weight-asian="bold" style:font-weight-complex="bold"/>
    </style:style>
    <style:style style:name="T3" style:family="text">
      <style:text-properties fo:font-weight="bold" officeooo:rsid="000a1828" style:font-weight-asian="bold" style:font-weight-complex="bold"/>
    </style:style>
    <style:style style:name="T4" style:family="text">
      <style:text-properties fo:font-weight="bold" officeooo:rsid="0006c868" style:font-weight-asian="bold"/>
    </style:style>
    <style:style style:name="T5" style:family="text">
      <style:text-properties fo:font-weight="bold" officeooo:rsid="001b2fa8" style:font-weight-asian="bold"/>
    </style:style>
    <style:style style:name="T6" style:family="text">
      <style:text-properties fo:text-transform="uppercase"/>
    </style:style>
    <style:style style:name="T7" style:family="text">
      <style:text-properties fo:text-transform="uppercase" fo:font-size="14pt" fo:font-weight="bold" style:font-size-asian="14pt" style:font-weight-asian="bold" style:font-size-complex="14pt"/>
    </style:style>
    <style:style style:name="T8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9" style:family="text">
      <style:text-properties fo:text-transform="uppercase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14pt" style:font-weight-complex="bold"/>
    </style:style>
    <style:style style:name="T12" style:family="text">
      <style:text-properties fo:font-size="14pt" officeooo:rsid="000dfd64" style:font-size-asian="14pt" style:font-size-complex="14pt" style:font-weight-complex="bold"/>
    </style:style>
    <style:style style:name="T13" style:family="text">
      <style:text-properties fo:font-size="14pt" officeooo:rsid="001160ee" style:font-size-asian="14pt" style:font-size-complex="14pt" style:font-weight-complex="bold"/>
    </style:style>
    <style:style style:name="T14" style:family="text">
      <style:text-properties fo:font-size="14pt" officeooo:rsid="0022ccf2" style:font-size-asian="14pt" style:font-size-complex="14pt" style:font-weight-complex="bold"/>
    </style:style>
    <style:style style:name="T15" style:family="text">
      <style:text-properties fo:font-size="14pt" officeooo:rsid="00237a1a" style:font-size-asian="14pt" style:font-size-complex="14pt" style:font-weight-complex="bold"/>
    </style:style>
    <style:style style:name="T16" style:family="text">
      <style:text-properties fo:font-size="14pt" officeooo:rsid="002450de" style:font-size-asian="14pt" style:font-size-complex="14pt" style:font-weight-complex="bold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20" style:family="text">
      <style:text-properties fo:font-size="14pt" fo:language="en" fo:country="US" fo:font-style="italic" officeooo:rsid="0022ccf2" style:font-size-asian="14pt" style:font-style-asian="italic" style:font-size-complex="14pt" style:font-style-complex="italic" style:font-weight-complex="bold"/>
    </style:style>
    <style:style style:name="T21" style:family="text"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T22" style:family="text">
      <style:text-properties fo:font-size="14pt" fo:language="en" fo:country="US" fo:font-weight="bold" officeooo:rsid="0014add3" style:font-name-asian="Calibri" style:font-size-asian="14pt" style:font-weight-asian="bold" style:font-size-complex="14pt" style:font-weight-complex="bold"/>
    </style:style>
    <style:style style:name="T23" style:family="text">
      <style:text-properties fo:font-size="14pt" fo:language="en" fo:country="US" fo:font-weight="bold" officeooo:rsid="0026e609" style:font-name-asian="Calibri" style:font-size-asian="14pt" style:font-weight-asian="bold" style:font-size-complex="14pt" style:font-weight-complex="bold"/>
    </style:style>
    <style:style style:name="T24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25" style:family="text">
      <style:text-properties fo:font-size="14pt" fo:font-style="italic" officeooo:rsid="001160ee" style:font-size-asian="14pt" style:font-style-asian="italic" style:font-size-complex="14pt" style:font-style-complex="italic" style:font-weight-complex="bold"/>
    </style:style>
    <style:style style:name="T26" style:family="text">
      <style:text-properties fo:font-size="14pt" fo:font-style="italic" officeooo:rsid="0022ccf2" style:font-size-asian="14pt" style:font-style-asian="italic" style:font-size-complex="14pt" style:font-style-complex="italic" style:font-weight-complex="bold"/>
    </style:style>
    <style:style style:name="T27" style:family="text">
      <style:text-properties fo:font-size="14pt" fo:font-style="italic" officeooo:rsid="0026e609" style:font-size-asian="14pt" style:font-style-asian="italic" style:font-size-complex="14pt" style:font-style-complex="italic" style:font-weight-complex="bold"/>
    </style:style>
    <style:style style:name="T28" style:family="text">
      <style:text-properties fo:color="#000000" loext:opacity="100%" fo:font-size="14pt" fo:font-weight="bold" style:font-size-asian="14pt" style:font-weight-asian="bold" style:font-size-complex="14pt"/>
    </style:style>
    <style:style style:name="T29" style:family="text">
      <style:text-properties fo:color="#000000" loext:opacity="100%" fo:font-size="14pt" style:font-size-asian="14pt" style:font-size-complex="14pt"/>
    </style:style>
    <style:style style:name="T30" style:family="text">
      <style:text-properties fo:color="#000000" loext:opacity="100%" style:font-name="Times New Roman" fo:font-size="14pt" fo:language="ru" fo:country="RU" fo:font-weight="bold" officeooo:rsid="0026994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1" style:family="text">
      <style:text-properties fo:color="#ff0000" loext:opacity="100%" fo:font-size="14pt" fo:font-weight="bold" style:font-size-asian="14pt" style:font-weight-asian="bold" style:font-size-complex="14pt"/>
    </style:style>
    <style:style style:name="T32" style:family="text">
      <style:text-properties fo:font-variant="normal" fo:text-transform="none" fo:font-size="14pt" style:font-size-asian="14pt" style:font-size-complex="14pt"/>
    </style:style>
    <style:style style:name="T33" style:family="text">
      <style:text-properties officeooo:rsid="00052f46"/>
    </style:style>
    <style:style style:name="T34" style:family="text">
      <style:text-properties fo:font-weight="normal" officeooo:rsid="000ace8e" style:font-weight-asian="normal" style:font-weight-complex="normal"/>
    </style:style>
    <style:style style:name="T35" style:family="text">
      <style:text-properties fo:font-weight="normal" officeooo:rsid="001b2fa8" style:font-weight-asian="normal" style:font-weight-complex="normal"/>
    </style:style>
    <style:style style:name="T36" style:family="text">
      <style:text-properties officeooo:rsid="00089c1b"/>
    </style:style>
    <style:style style:name="T37" style:family="text">
      <style:text-properties style:use-window-font-color="true" loext:opacity="0%" style:font-name="Times New Roman" fo:font-size="14pt" fo:language="ru" fo:country="RU" officeooo:rsid="000f91f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8" style:family="text">
      <style:text-properties style:use-window-font-color="true" loext:opacity="0%" style:font-name="Times New Roman" fo:font-size="14pt" fo:language="ru" fo:country="RU" officeooo:rsid="0022ccf2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9" style:family="text">
      <style:text-properties style:use-window-font-color="true" loext:opacity="0%" style:font-name="Times New Roman" fo:font-size="14pt" fo:language="ru" fo:country="RU" officeooo:rsid="00237a1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0" style:family="text">
      <style:text-properties style:use-window-font-color="true" loext:opacity="0%" style:font-name="Times New Roman" fo:font-size="14pt" fo:language="ru" fo:country="RU" officeooo:rsid="002450d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1" style:family="text">
      <style:text-properties style:use-window-font-color="true" loext:opacity="0%" style:font-name="Times New Roman" fo:font-size="14pt" fo:language="ru" fo:country="RU" officeooo:rsid="0026e609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2" style:family="text">
      <style:text-properties style:use-window-font-color="true" loext:opacity="0%" style:font-name="Times New Roman" fo:font-size="14pt" fo:language="ru" fo:country="RU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3" style:family="text">
      <style:text-properties style:use-window-font-color="true" loext:opacity="0%" style:font-name="Times New Roman" fo:font-size="14pt" fo:language="ru" fo:country="RU" fo:font-style="italic" officeooo:rsid="0026e609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4" style:family="text">
      <style:text-properties style:use-window-font-color="true" loext:opacity="0%" style:font-name="Times New Roman" fo:font-size="14pt" fo:language="en" fo:country="US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5" style:family="text">
      <style:text-properties style:use-window-font-color="true" loext:opacity="0%" style:font-name="Times New Roman" fo:font-size="14pt" fo:language="en" fo:country="US" fo:font-weight="bold" officeooo:rsid="002450de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46" style:family="text">
      <style:text-properties style:use-window-font-color="true" loext:opacity="0%" style:font-name="Times New Roman" fo:font-size="14pt" fo:language="en" fo:country="US" fo:font-weight="bold" officeooo:rsid="0024e91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47" style:family="text">
      <style:text-properties style:use-window-font-color="true" loext:opacity="0%" style:font-name="Times New Roman" fo:font-size="14pt" fo:language="en" fo:country="US" fo:font-weight="bold" officeooo:rsid="0026e609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48" style:family="text">
      <style:text-properties style:use-window-font-color="true" loext:opacity="0%" style:font-name="Times New Roman" fo:language="ru" fo:country="RU" officeooo:rsid="00089c1b" style:letter-kerning="true" style:font-name-asian="Times New Roman" style:language-asian="zh" style:country-asian="CN" style:font-name-complex="Times New Roman" style:language-complex="ar" style:country-complex="SA"/>
    </style:style>
    <style:style style:name="T49" style:family="text">
      <style:text-properties style:use-window-font-color="true" loext:opacity="0%" style:font-name="Times New Roman" fo:language="ru" fo:country="RU" officeooo:rsid="001d9ca1" style:letter-kerning="true" style:font-name-asian="Times New Roman" style:language-asian="zh" style:country-asian="CN" style:font-name-complex="Times New Roman" style:language-complex="ar" style:country-complex="SA"/>
    </style:style>
    <style:style style:name="T50" style:family="text">
      <style:text-properties style:use-window-font-color="true" loext:opacity="0%" style:font-name="Times New Roman" fo:language="ru" fo:country="RU" officeooo:rsid="001e4b50" style:letter-kerning="true" style:font-name-asian="Times New Roman" style:language-asian="zh" style:country-asian="CN" style:font-name-complex="Times New Roman" style:language-complex="ar" style:country-complex="SA"/>
    </style:style>
    <style:style style:name="T51" style:family="text">
      <style:text-properties style:use-window-font-color="true" loext:opacity="0%" style:font-name="Times New Roman" fo:language="ru" fo:country="RU" officeooo:rsid="0026994a" style:letter-kerning="true" style:font-name-asian="Times New Roman" style:language-asian="zh" style:country-asian="CN" style:font-name-complex="Times New Roman" style:language-complex="ar" style:country-complex="SA"/>
    </style:style>
    <style:style style:name="T52" style:family="text">
      <style:text-properties style:use-window-font-color="true" loext:opacity="0%" style:font-name="Times New Roman" fo:language="ru" fo:country="RU" fo:font-weight="bold" officeooo:rsid="001b2fa8" style:letter-kerning="true" style:font-name-asian="Times New Roman" style:language-asian="zh" style:country-asian="CN" style:font-weight-asian="bold" style:font-name-complex="Times New Roman" style:language-complex="ar" style:country-complex="SA"/>
    </style:style>
    <style:style style:name="T53" style:family="text">
      <style:text-properties officeooo:rsid="000ace8e"/>
    </style:style>
    <style:style style:name="T54" style:family="text">
      <style:text-properties style:font-name="Times New Roman" fo:language="ru" fo:country="RU" officeooo:rsid="0014e5ef" style:letter-kerning="true" style:font-name-asian="Times New Roman" style:language-asian="zh" style:country-asian="CN" style:font-name-complex="Times New Roman" style:language-complex="ar" style:country-complex="SA"/>
    </style:style>
    <style:style style:name="T55" style:family="text">
      <style:text-properties style:font-name="Times New Roman" fo:language="ru" fo:country="RU" officeooo:rsid="0015593b" style:letter-kerning="true" style:font-name-asian="Times New Roman" style:language-asian="zh" style:country-asian="CN" style:font-name-complex="Times New Roman" style:language-complex="ar" style:country-complex="SA"/>
    </style:style>
    <style:style style:name="T56" style:family="text">
      <style:text-properties style:font-name="Times New Roman" fo:language="ru" fo:country="RU" officeooo:rsid="0026e609" style:letter-kerning="true" style:font-name-asian="Times New Roman" style:language-asian="zh" style:country-asian="CN" style:font-name-complex="Times New Roman" style:language-complex="ar" style:country-complex="SA"/>
    </style:style>
    <style:style style:name="T57" style:family="text">
      <style:text-properties style:font-name="Times New Roman" fo:language="ru" fo:country="RU" officeooo:rsid="002450de" style:letter-kerning="true" style:font-name-asian="Times New Roman" style:language-asian="zh" style:country-asian="CN" style:font-name-complex="Times New Roman" style:language-complex="ar" style:country-complex="SA"/>
    </style:style>
    <style:style style:name="T58" style:family="text">
      <style:text-properties officeooo:rsid="0015593b"/>
    </style:style>
    <style:style style:name="T59" style:family="text">
      <style:text-properties officeooo:rsid="00187c59"/>
    </style:style>
    <style:style style:name="T60" style:family="text">
      <style:text-properties officeooo:rsid="001b2fa8"/>
    </style:style>
    <style:style style:name="T61" style:family="text">
      <style:text-properties officeooo:rsid="001e4b50"/>
    </style:style>
    <style:style style:name="T62" style:family="text">
      <style:text-properties officeooo:rsid="00200d55"/>
    </style:style>
    <style:style style:name="T63" style:family="text">
      <style:text-properties officeooo:rsid="00217194"/>
    </style:style>
    <style:style style:name="T64" style:family="text">
      <style:text-properties officeooo:rsid="0022b40f"/>
    </style:style>
    <style:style style:name="T65" style:family="text">
      <style:text-properties officeooo:rsid="002450de"/>
    </style:style>
    <style:style style:name="T66" style:family="text">
      <style:text-properties officeooo:rsid="0026994a"/>
    </style:style>
    <style:style style:name="T67" style:family="text">
      <style:text-properties officeooo:rsid="000a1828"/>
    </style:style>
    <style:style style:name="T68" style:family="text">
      <style:text-properties officeooo:rsid="0026e6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8"><text:s text:c="12"/></text:span><text:span text:style-name="T7">МИНОБРНАУКИ РОССИИ</text:span>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7">Кафедра </text:span><text:span text:style-name="T28">МО ЭВМ</text:span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25"><text:span text:style-name="Название_20_книги"><text:span text:style-name="T9">отчет</text:span></text:span></text:p>
      <text:p text:style-name="P3"><text:span text:style-name="T17">по лабораторной работе</text:span><text:span text:style-name="T31"> </text:span><text:span text:style-name="T28">№</text:span><text:span text:style-name="T30">3</text:span></text:p>
      <text:p text:style-name="P3"><text:span text:style-name="T17">по дисциплине </text:span><text:span text:style-name="T28">«Построение и анализ алгоритмов»</text:span></text:p>
      <text:p text:style-name="P3"><text:span text:style-name="Название_20_книги"><text:span text:style-name="T32">Тема: Максимальный поток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0">Студент гр. </text:span><text:span text:style-name="T29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<text:span text:style-name="T33">Ноздрин</text:span> <text:span text:style-name="T33">В</text:span>.<text:span text:style-name="T33">Я</text:span>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5">202<text:span text:style-name="T54">1</text:span></text:p>
      <text:p text:style-name="P5"/>
      <text:p text:style-name="P17">Цель работы.</text:p>
      <text:p text:style-name="P22"><text:span text:style-name="T58">Реализовать жадный алгоритм и альгоритм А*. </text:span><text:span text:style-name="T55">Оценить сложность алгоритмов</text:span>.</text:p>
      <text:p text:style-name="P23">Задание.</text:p>
      <text:p text:style-name="P38">Найти максимальный поток в сети, а также фактическую величину потока, протекающего через каждое ребро, используя алгоритм Форда-Фалкерсона.</text:p>
      <text:p text:style-name="P38">Сеть (ориентированный взвешенный граф) представляется в виде триплета из имён вершин и целого неотрицательного числа - пропускной способности (веса).</text:p>
      <text:p text:style-name="P38">Входные данные:</text:p>
      <text:p text:style-name="P38">N - количество ориентированных рёбер графа</text:p>
      <text:p text:style-name="P40">v_0 — исток</text:p>
      <text:p text:style-name="P40">v_n — сток</text:p>
      <text:p text:style-name="P39"><text:span text:style-name="T66">v_i v_j w_ij — ребра</text:span></text:p>
      <text:p text:style-name="P43"><text:span text:style-name="T4"/></text:p>
      <text:p text:style-name="P44"><text:span text:style-name="T4">Описание алгоритма.</text:span></text:p>
      <text:p text:style-name="P33">Для решения задачи был реализован алгоритм Форда-Фалкерсона поиска максимального потока в графе. Идея алгоритма заключается в следующем. Изначально величине потока присваивается значение 0: </text:p>
      <text:p text:style-name="P33">f(u,v)=0 для всех u,v <text:span text:style-name="T66">из</text:span> V. Затем величина потока итеративно увеличивается посредством поиска увеличивающего пути (путь от источника s к стоку t, вдоль которого можно послать больший поток). Процесс повторяется, пока можно найти увеличивающий путь.</text:p>
      <text:p text:style-name="P21"><text:span text:style-name="T1">Оценка сложности </text:span><text:span text:style-name="T5">жадного </text:span><text:span text:style-name="T1">алгоритма.</text:span></text:p>
      <text:p text:style-name="P45"><text:span text:style-name="T67">На каждом шаге алгоритм увеличивает поток по крайней мере на единицу, следовательно, он сойдётся не более чем за O(f) шагов, где f — максимальный поток в графе. Можно выполнить каждый шаг за время O(E), где E — число рёбер в графе, тогда общее время работы алгоритма ограничено O(Ef).</text:span></text:p>
      <text:p text:style-name="P29"><text:tab/></text:p>
      <text:p text:style-name="P19">Описание функций и структур данных.</text:p>
      <text:p text:style-name="P18"><text:span text:style-name="T44">class</text:span><text:span text:style-name="T24"> </text:span><text:span text:style-name="T43">Solution</text:span><text:span text:style-name="T11"> – </text:span><text:span text:style-name="T38">класс</text:span><text:span text:style-name="T11">, </text:span><text:span text:style-name="T14">хранящий информацию о вершинах</text:span><text:span text:style-name="T12">. </text:span><text:span text:style-name="T14">Вспомогательный инструмент в реализации алгоритма.</text:span></text:p>
      <text:p text:style-name="P18"><text:span text:style-name="T43">double</text:span><text:span text:style-name="T24"> </text:span><text:span text:style-name="T26">mainAlgorithm</text:span><text:span text:style-name="T11"> – </text:span><text:span text:style-name="T15">метод</text:span><text:span text:style-name="T37">, </text:span><text:span text:style-name="T41">выполняющий построение потока</text:span><text:span text:style-name="T39">.</text:span></text:p>
      <text:p text:style-name="P18"><text:span text:style-name="T19">void</text:span><text:span text:style-name="T24"> </text:span><text:span text:style-name="T20">printCapacity</text:span><text:span text:style-name="T24">()</text:span><text:span text:style-name="T11"> – </text:span><text:span text:style-name="T15">м</text:span><text:span text:style-name="T39">етод, </text:span><text:span text:style-name="T41">выводящий на экран пропускные способности ребер</text:span><text:span text:style-name="T16">.</text:span></text:p>
      <text:p text:style-name="P19">Выводы.</text:p>
      <text:p text:style-name="P41">Применен на практике алгоритм поиска <text:span text:style-name="T56">максимального</text:span><text:span text:style-name="T65"> </text:span><text:span text:style-name="T56">потока </text:span><text:span text:style-name="T65">в графе</text:span>. <text:span text:style-name="T65">Исследован алгоритм </text:span><text:span text:style-name="T56">Форда-Фалкерсона на предмет </text:span><text:span text:style-name="T57">сложности</text:span><text:span text:style-name="T65">.</text:span></text:p>
      <text:p text:style-name="P24"/>
      <text:p text:style-name="P26"><text:span text:style-name="Название_20_книги">П</text:span><text:span text:style-name="Название_20_книги"><text:span text:style-name="T6">риложение А</text:span></text:span></text:p>
      <text:p text:style-name="P25"><text:span text:style-name="Название_20_книги"><text:span text:style-name="T6">Исходный код программы</text:span></text:span></text:p>
      <text:p text:style-name="P12"><text:span text:style-name="T18">Файл</text:span><text:span text:style-name="T21"> main.cpp:</text:span></text:p>
      <text:p text:style-name="P13">#include &lt;iostream&gt;</text:p>
      <text:p text:style-name="P13">#include "Solution.h"</text:p>
      <text:p text:style-name="P13"/>
      <text:p text:style-name="P13"/>
      <text:p text:style-name="P13">int main() {</text:p>
      <text:p text:style-name="P13"><text:s text:c="2"/>Solution f;</text:p>
      <text:p text:style-name="P13"><text:s text:c="2"/>double res = f.mainAlgorithm();</text:p>
      <text:p text:style-name="P13"><text:s text:c="2"/>std::cout &lt;&lt; res &lt;&lt; '\n';</text:p>
      <text:p text:style-name="P13"><text:s text:c="2"/>f.printCapacity();</text:p>
      <text:p text:style-name="P13"><text:s text:c="2"/>return 0;</text:p>
      <text:p text:style-name="P13">}</text:p>
      <text:p text:style-name="P13"/>
      <text:p text:style-name="P12"><text:span text:style-name="T18">Файл</text:span><text:span text:style-name="T21"> </text:span><text:span text:style-name="T47">Solution</text:span><text:span text:style-name="T21">.</text:span><text:span text:style-name="T46">cpp</text:span><text:span text:style-name="T21">:</text:span></text:p>
      <text:p text:style-name="P14"/>
      <text:p text:style-name="P13">#include "Solution.h"</text:p>
      <text:p text:style-name="P13"/>
      <text:p text:style-name="P13">Solution::Solution() {</text:p>
      <text:p text:style-name="P13"><text:s text:c="2"/>int n;</text:p>
      <text:p text:style-name="P13"><text:s text:c="2"/>std::cin &gt;&gt; n &gt;&gt; start &gt;&gt; end;</text:p>
      <text:p text:style-name="P13"><text:s text:c="2"/>char first, second;</text:p>
      <text:p text:style-name="P13"><text:s text:c="2"/>double weight;</text:p>
      <text:p text:style-name="P13"><text:s text:c="2"/>for (int i = 0; i &lt; n; i++) {</text:p>
      <text:p text:style-name="P13"><text:s text:c="4"/>std::cin &gt;&gt; first &gt;&gt; second &gt;&gt; weight;</text:p>
      <text:p text:style-name="P13"><text:s text:c="4"/>edges[first][second] = weight;</text:p>
      <text:p text:style-name="P13"><text:s text:c="2"/>}</text:p>
      <text:p text:style-name="P13">}</text:p>
      <text:p text:style-name="P13"/>
      <text:p text:style-name="P13">void Solution::printEdges(const std::map&lt;char, double&gt;&amp; edges, const char&amp; vertex) {</text:p>
      <text:p text:style-name="P13"><text:s text:c="2"/>for (auto&amp; edge : edges)</text:p>
      <text:p text:style-name="P13"><text:s text:c="4"/>std::cout &lt;&lt; vertex &lt;&lt; " -&gt; " &lt;&lt; edge.first &lt;&lt; " (" &lt;&lt; edge.second &lt;&lt; ")\n";</text:p>
      <text:p text:style-name="P13">}</text:p>
      <text:p text:style-name="P13"/>
      <text:p text:style-name="P13">void Solution::printFrontier(const std::queue&lt;char&gt;&amp; f) {</text:p>
      <text:p text:style-name="P13"><text:s text:c="2"/>std::queue&lt;char&gt; tmp = f;</text:p>
      <text:p text:style-name="P13"><text:s text:c="2"/>std::vector&lt;char&gt; arr;</text:p>
      <text:p text:style-name="P13"><text:s text:c="2"/>while (!tmp.empty()) {</text:p>
      <text:p text:style-name="P13"><text:s text:c="4"/>arr.push_back(tmp.front());</text:p>
      <text:p text:style-name="P13"><text:s text:c="4"/>tmp.pop();</text:p>
      <text:p text:style-name="P13"><text:s text:c="2"/>}</text:p>
      <text:p text:style-name="P13"><text:s text:c="2"/>for (auto&amp; el : arr)</text:p>
      <text:p text:style-name="P13"><text:s text:c="4"/>std::cout &lt;&lt; el;</text:p>
      <text:p text:style-name="P13"><text:s text:c="2"/>std::cout &lt;&lt; '\n';</text:p>
      <text:p text:style-name="P13">}</text:p>
      <text:p text:style-name="P13"/>
      <text:p text:style-name="P13">void Solution::printCapacity(){</text:p>
      <text:p text:style-name="P13"><text:s text:c="2"/>for (auto&amp; a : capacity)</text:p>
      <text:p text:style-name="P13"><text:s text:c="4"/>for (auto&amp; b : a.second)</text:p>
      <text:p text:style-name="P13"><text:s text:c="6"/>std::cout &lt;&lt; a.first &lt;&lt; ' ' &lt;&lt; b.first &lt;&lt; ' ' &lt;&lt; b.second &lt;&lt; '\n';</text:p>
      <text:p text:style-name="P13">}</text:p>
      <text:p text:style-name="P13"/>
      <text:p text:style-name="P13"><text:soft-page-break/>bool Solution::isNewFrontier(const std::queue&lt;char&gt;&amp; f, char v) {</text:p>
      <text:p text:style-name="P13"><text:s text:c="2"/>auto fCopy = f;</text:p>
      <text:p text:style-name="P13"><text:s text:c="2"/>while (!fCopy.empty()) {</text:p>
      <text:p text:style-name="P13"><text:s text:c="4"/>if (fCopy.front() == v)</text:p>
      <text:p text:style-name="P13"><text:s text:c="6"/>return true;</text:p>
      <text:p text:style-name="P13"><text:s text:c="4"/>fCopy.pop();</text:p>
      <text:p text:style-name="P13"><text:s text:c="2"/>}</text:p>
      <text:p text:style-name="P13"><text:s text:c="2"/>return false;</text:p>
      <text:p text:style-name="P13">}</text:p>
      <text:p text:style-name="P13"/>
      <text:p text:style-name="P13">void Solution::findPath() { // width-first search for a path</text:p>
      <text:p text:style-name="P13"><text:s text:c="2"/>char current = start;</text:p>
      <text:p text:style-name="P13"><text:s text:c="2"/>bool isFound = false;</text:p>
      <text:p text:style-name="P13"><text:s text:c="2"/>std::queue&lt;char&gt; frontier, newFrontier;</text:p>
      <text:p text:style-name="P13"><text:s text:c="2"/>std::map&lt;char, char&gt; from;</text:p>
      <text:p text:style-name="P13"><text:s text:c="2"/>path.clear();</text:p>
      <text:p text:style-name="P13"><text:s text:c="2"/>visited.clear();</text:p>
      <text:p text:style-name="P13"><text:s text:c="2"/>visited.emplace(start);</text:p>
      <text:p text:style-name="P13">#if COMMENTS</text:p>
      <text:p text:style-name="P13"><text:s text:c="2"/>std::cout &lt;&lt; "\nSearching path...\n";</text:p>
      <text:p text:style-name="P13">#endif</text:p>
      <text:p text:style-name="P13"><text:s text:c="2"/>while (!isFound) {</text:p>
      <text:p text:style-name="P13"><text:s text:c="4"/>std::vector&lt;std::pair&lt;char, double&gt;&gt; curPaths = std::vector&lt;std::pair&lt;char, double&gt;&gt;();</text:p>
      <text:p text:style-name="P13">#if COMMENTS</text:p>
      <text:p text:style-name="P13"><text:s text:c="4"/>std::cout &lt;&lt; "Current vertex: " &lt;&lt; current &lt;&lt; '\n';</text:p>
      <text:p text:style-name="P13">#endif</text:p>
      <text:p text:style-name="P13"><text:s text:c="4"/>if (edges.find(current) != edges.end()) {</text:p>
      <text:p text:style-name="P13"><text:s text:c="6"/>std::map&lt;char, double&gt; foundEdges = edges.find(current)-&gt;second;</text:p>
      <text:p text:style-name="P13"><text:s text:c="6"/>for (auto&amp; edge : foundEdges)</text:p>
      <text:p text:style-name="P13"><text:s text:c="8"/>if (edge.second &gt; 0)</text:p>
      <text:p text:style-name="P13"><text:s text:c="10"/>curPaths.emplace_back(edge.first, edge.second);</text:p>
      <text:p text:style-name="P13">#if COMMENTS</text:p>
      <text:p text:style-name="P13"><text:s text:c="6"/>printEdges(foundEdges, current);</text:p>
      <text:p text:style-name="P13">#endif</text:p>
      <text:p text:style-name="P13"><text:s text:c="4"/>}</text:p>
      <text:p text:style-name="P13">#if COMMENTS</text:p>
      <text:p text:style-name="P13"><text:s text:c="4"/>else</text:p>
      <text:p text:style-name="P13"><text:s text:c="6"/>std::cout &lt;&lt; "No edges found\n";</text:p>
      <text:p text:style-name="P13">#endif</text:p>
      <text:p text:style-name="P13"><text:s text:c="4"/>for (auto&amp; vertex : curPaths) {</text:p>
      <text:p text:style-name="P13">#if COMMENTS</text:p>
      <text:p text:style-name="P13"><text:s text:c="6"/>std::cout &lt;&lt; "Step \"" &lt;&lt; current &lt;&lt; "-&gt;" &lt;&lt; vertex.first &lt;&lt; "(" &lt;&lt; vertex.second &lt;&lt; ")\"...\n";</text:p>
      <text:p text:style-name="P13">#endif</text:p>
      <text:p text:style-name="P13"><text:s text:c="6"/>if ((visited.find(vertex.first) == visited.end()) // vertex is not visited</text:p>
      <text:p text:style-name="P13"><text:s text:c="6"/>&amp;&amp; (!isNewFrontier(newFrontier, vertex.first) || vertex.second &gt; edges[from[vertex.first]][vertex.first])) {</text:p>
      <text:p text:style-name="P13"><text:s text:c="8"/>if (!isNewFrontier(newFrontier, vertex.first))</text:p>
      <text:p text:style-name="P13"><text:s text:c="10"/>newFrontier.push(vertex.first);</text:p>
      <text:p text:style-name="P13"><text:s text:c="8"/>from[vertex.first] = current;</text:p>
      <text:p text:style-name="P13">#if COMMENTS</text:p>
      <text:p text:style-name="P13"><text:s text:c="8"/>std::cout &lt;&lt; "added to new frontier.\n";</text:p>
      <text:p text:style-name="P13">#endif</text:p>
      <text:p text:style-name="P13"><text:s text:c="6"/>}</text:p>
      <text:p text:style-name="P13">#if COMMENTS</text:p>
      <text:p text:style-name="P13"><text:s text:c="6"/>else</text:p>
      <text:p text:style-name="P13"><text:soft-page-break/><text:s text:c="8"/>std::cout &lt;&lt; "Was visited -&gt; slip.\n";</text:p>
      <text:p text:style-name="P13">#endif</text:p>
      <text:p text:style-name="P13"><text:s text:c="4"/>}</text:p>
      <text:p text:style-name="P13"/>
      <text:p text:style-name="P13"><text:s text:c="4"/>if (frontier.empty() &amp;&amp; !(newFrontier.empty())) {</text:p>
      <text:p text:style-name="P13"><text:s text:c="6"/>auto tmp = newFrontier;</text:p>
      <text:p text:style-name="P13"><text:s text:c="6"/>while (!tmp.empty()) {</text:p>
      <text:p text:style-name="P13"><text:s text:c="8"/>if (tmp.front() == end) {</text:p>
      <text:p text:style-name="P13">#if COMMENTS</text:p>
      <text:p text:style-name="P13"><text:s text:c="10"/>std::cout &lt;&lt; "End vertex reached. Path is found.\n";</text:p>
      <text:p text:style-name="P13">#endif</text:p>
      <text:p text:style-name="P13"><text:s text:c="10"/>isFound = true;</text:p>
      <text:p text:style-name="P13"><text:s text:c="10"/>break;</text:p>
      <text:p text:style-name="P13"><text:s text:c="8"/>}</text:p>
      <text:p text:style-name="P13"><text:s text:c="8"/>visited.emplace(tmp.front());</text:p>
      <text:p text:style-name="P13"><text:s text:c="8"/>tmp.pop();</text:p>
      <text:p text:style-name="P13"><text:s text:c="6"/>}</text:p>
      <text:p text:style-name="P13"><text:s text:c="6"/>frontier = newFrontier;</text:p>
      <text:p text:style-name="P13"><text:s text:c="6"/>while (!newFrontier.empty())</text:p>
      <text:p text:style-name="P13"><text:s text:c="8"/>newFrontier.pop();</text:p>
      <text:p text:style-name="P13"><text:s text:c="4"/>} else if (frontier.empty() &amp;&amp; newFrontier.empty()) {</text:p>
      <text:p text:style-name="P13">#if COMMENTS</text:p>
      <text:p text:style-name="P13"><text:s text:c="6"/>std::cout &lt;&lt; "No more paths found\n";</text:p>
      <text:p text:style-name="P13">#endif</text:p>
      <text:p text:style-name="P13"><text:s text:c="6"/>break;</text:p>
      <text:p text:style-name="P13"><text:s text:c="4"/>}</text:p>
      <text:p text:style-name="P13">#if COMMENTS</text:p>
      <text:p text:style-name="P13"><text:s text:c="4"/>std::cout &lt;&lt; "Frontier:\n";</text:p>
      <text:p text:style-name="P13"><text:s text:c="4"/>printFrontier(frontier);</text:p>
      <text:p text:style-name="P13">#endif</text:p>
      <text:p text:style-name="P13"><text:s text:c="4"/>current = frontier.front();</text:p>
      <text:p text:style-name="P13"><text:s text:c="4"/>frontier.pop();</text:p>
      <text:p text:style-name="P13"><text:s text:c="2"/>}</text:p>
      <text:p text:style-name="P13"/>
      <text:p text:style-name="P13"><text:s text:c="2"/>if (isFound) {</text:p>
      <text:p text:style-name="P13"><text:s text:c="4"/>char cur = end;</text:p>
      <text:p text:style-name="P13"><text:s text:c="4"/>while (cur != start) {</text:p>
      <text:p text:style-name="P13"><text:s text:c="6"/>path.push_back(cur);</text:p>
      <text:p text:style-name="P13"><text:s text:c="6"/>cur = from[cur];</text:p>
      <text:p text:style-name="P13"><text:s text:c="4"/>}</text:p>
      <text:p text:style-name="P13"><text:s text:c="4"/>path.push_back(start);</text:p>
      <text:p text:style-name="P13"><text:s text:c="4"/>std::reverse(path.begin(), path.end());</text:p>
      <text:p text:style-name="P13">#if COMMENTS</text:p>
      <text:p text:style-name="P13"><text:s text:c="4"/>std::cout &lt;&lt; "Path: ";</text:p>
      <text:p text:style-name="P13"><text:s text:c="4"/>for (auto&amp; v : path)</text:p>
      <text:p text:style-name="P13"><text:s text:c="6"/>std::cout &lt;&lt; v;</text:p>
      <text:p text:style-name="P13"><text:s text:c="4"/>std::cout &lt;&lt; '\n';</text:p>
      <text:p text:style-name="P13">#endif</text:p>
      <text:p text:style-name="P13"><text:s text:c="2"/>}</text:p>
      <text:p text:style-name="P13">}</text:p>
      <text:p text:style-name="P13"/>
      <text:p text:style-name="P13">double Solution::mainAlgorithm() {</text:p>
      <text:p text:style-name="P13"><text:s text:c="2"/>double curMaxFlow = 0;</text:p>
      <text:p text:style-name="P13"><text:s text:c="2"/>for (auto&amp; v1 : edges)</text:p>
      <text:p text:style-name="P13"><text:s text:c="4"/>for (auto&amp; v2 : v1.second) {</text:p>
      <text:p text:style-name="P13"><text:s text:c="6"/>capacity[v1.first][v2.first] = 0;</text:p>
      <text:p text:style-name="P13"><text:s text:c="4"/>}</text:p>
      <text:p text:style-name="P13"/>
      <text:p text:style-name="P13"><text:soft-page-break/><text:s text:c="2"/>while (findPath(), !path.empty()) {</text:p>
      <text:p text:style-name="P13"><text:s text:c="4"/>char first = start;</text:p>
      <text:p text:style-name="P13"><text:s text:c="4"/>char second;</text:p>
      <text:p text:style-name="P13"><text:s text:c="4"/>double MinCapacity = 1000;</text:p>
      <text:p text:style-name="P13">#if COMMENTS</text:p>
      <text:p text:style-name="P13"><text:s text:c="4"/>std::cout &lt;&lt; "Path\n";</text:p>
      <text:p text:style-name="P13">#endif</text:p>
      <text:p text:style-name="P13"><text:s text:c="4"/>for (int i = 1; i &lt; path.size(); i++) {</text:p>
      <text:p text:style-name="P13"><text:s text:c="6"/>second = path[i];</text:p>
      <text:p text:style-name="P13"><text:s text:c="6"/>double CurCapacity = edges[first][second];</text:p>
      <text:p text:style-name="P13"><text:s text:c="6"/>if (CurCapacity &lt; MinCapacity)</text:p>
      <text:p text:style-name="P13"><text:s text:c="8"/>MinCapacity = CurCapacity;</text:p>
      <text:p text:style-name="P13">#if COMMENTS</text:p>
      <text:p text:style-name="P13"><text:s text:c="6"/>std::cout &lt;&lt; "\t" &lt;&lt; first &lt;&lt; "-&gt;" &lt;&lt; second &lt;&lt; "(" &lt;&lt; CurCapacity &lt;&lt; ")\n";</text:p>
      <text:p text:style-name="P13">#endif</text:p>
      <text:p text:style-name="P13"><text:s text:c="6"/>first = second;</text:p>
      <text:p text:style-name="P13"><text:s text:c="4"/>}</text:p>
      <text:p text:style-name="P13">#if COMMENTS</text:p>
      <text:p text:style-name="P13"><text:s text:c="4"/>std::cout &lt;&lt; "Path capacity = " &lt;&lt; MinCapacity &lt;&lt; '\n';</text:p>
      <text:p text:style-name="P13">#endif</text:p>
      <text:p text:style-name="P13"><text:s text:c="4"/>first = start;</text:p>
      <text:p text:style-name="P13"><text:s text:c="4"/>for (int i = 1; i &lt; path.size(); i++) {</text:p>
      <text:p text:style-name="P13"><text:s text:c="6"/>second = path[i];</text:p>
      <text:p text:style-name="P13"><text:s text:c="6"/>edges[first][second] -= MinCapacity;</text:p>
      <text:p text:style-name="P13"><text:s text:c="6"/>edges[second][first] += MinCapacity;</text:p>
      <text:p text:style-name="P13"><text:s text:c="6"/>first = second;</text:p>
      <text:p text:style-name="P13"><text:s text:c="4"/>}</text:p>
      <text:p text:style-name="P13"><text:s text:c="4"/>curMaxFlow += MinCapacity;</text:p>
      <text:p text:style-name="P13"><text:s text:c="4"/>first = start;</text:p>
      <text:p text:style-name="P13"><text:s text:c="4"/>for (int i = 1; i &lt; path.size(); i++) {</text:p>
      <text:p text:style-name="P13"><text:s text:c="6"/>second = path[i];</text:p>
      <text:p text:style-name="P13"><text:s text:c="6"/>if (capacity.find(first) != capacity.end() &amp;&amp; capacity[first].find(second) != capacity[first].end())</text:p>
      <text:p text:style-name="P13"><text:s text:c="8"/>capacity[first][second] += MinCapacity;</text:p>
      <text:p text:style-name="P13"><text:s text:c="6"/>else</text:p>
      <text:p text:style-name="P13"><text:s text:c="8"/>capacity[second][first] -= MinCapacity;</text:p>
      <text:p text:style-name="P13"><text:s text:c="6"/>first = second;</text:p>
      <text:p text:style-name="P13"><text:s text:c="4"/>}</text:p>
      <text:p text:style-name="P13"><text:s text:c="2"/>}</text:p>
      <text:p text:style-name="P13"/>
      <text:p text:style-name="P13"><text:s text:c="2"/>return curMaxFlow;</text:p>
      <text:p text:style-name="P13">}</text:p>
      <text:p text:style-name="P14"/>
      <text:p text:style-name="P12"><text:span text:style-name="T18">Файл</text:span><text:span text:style-name="T21"> </text:span><text:span text:style-name="T47">Solution</text:span><text:span text:style-name="T21">.</text:span><text:span text:style-name="T23">h</text:span><text:span text:style-name="T21">:</text:span></text:p>
      <text:p text:style-name="P10"/>
      <text:p text:style-name="P13">#ifndef LAB3_SOLUTION_H</text:p>
      <text:p text:style-name="P13">#define LAB3_SOLUTION_H</text:p>
      <text:p text:style-name="P13"/>
      <text:p text:style-name="P13">#define COMMENTS 0</text:p>
      <text:p text:style-name="P13"/>
      <text:p text:style-name="P13">#include &lt;iostream&gt;</text:p>
      <text:p text:style-name="P13">#include &lt;map&gt;</text:p>
      <text:p text:style-name="P13">#include &lt;string&gt;</text:p>
      <text:p text:style-name="P13">#include &lt;set&gt;</text:p>
      <text:p text:style-name="P13">#include &lt;vector&gt;</text:p>
      <text:p text:style-name="P13">#include &lt;queue&gt;</text:p>
      <text:p text:style-name="P13"><text:soft-page-break/>#include &lt;algorithm&gt;</text:p>
      <text:p text:style-name="P13"/>
      <text:p text:style-name="P13">class Solution {</text:p>
      <text:p text:style-name="P13"><text:s/>public:</text:p>
      <text:p text:style-name="P13"><text:s text:c="2"/>Solution();</text:p>
      <text:p text:style-name="P13"><text:s text:c="2"/>static void printEdges(const std::map&lt;char, double&gt;&amp; edges, const char&amp; vertex);</text:p>
      <text:p text:style-name="P13"><text:s text:c="2"/>static void printFrontier(const std::queue&lt;char&gt;&amp; f);</text:p>
      <text:p text:style-name="P13"><text:s text:c="2"/>void printCapacity();</text:p>
      <text:p text:style-name="P13"><text:s text:c="2"/>static bool isNewFrontier(const std::queue&lt;char&gt;&amp; f, char v);</text:p>
      <text:p text:style-name="P13"><text:s text:c="2"/>void findPath();</text:p>
      <text:p text:style-name="P13"><text:s text:c="2"/>double mainAlgorithm();</text:p>
      <text:p text:style-name="P13"><text:s/>private:</text:p>
      <text:p text:style-name="P13"><text:s text:c="2"/>char start{}, end{};</text:p>
      <text:p text:style-name="P13"><text:s text:c="2"/>std::map&lt;char, std::map&lt;char, double&gt;&gt; edges, capacity;</text:p>
      <text:p text:style-name="P13"><text:s text:c="2"/>std::set&lt;char&gt; visited;</text:p>
      <text:p text:style-name="P13"><text:s text:c="2"/>std::vector&lt;char&gt; path;</text:p>
      <text:p text:style-name="P13">};</text:p>
      <text:p text:style-name="P13"/>
      <text:p text:style-name="P13">#endif //LAB3_SOLUTION_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KaTeX Main" svg:font-family="'KaTeX Main', 'Times New Roman', serif"/>
    <style:font-face style:name="KaTeX Math" svg:font-family="'KaTeX Math'"/>
    <style:font-face style:name="Roboto" svg:font-family="Roboto, sans-serif"/>
    <style:font-face style:name="sans-serif" svg:font-family="sans-serif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4pt" style:font-size-asian="14pt" style:font-size-complex="14pt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21-03-21T00:27:00</meta:creation-date>
    <dc:date>2021-10-01T13:39:23.279396745</dc:date>
    <meta:print-date>2021-03-21T00:27:00</meta:print-date>
    <meta:editing-cycles>13</meta:editing-cycles>
    <meta:editing-duration>P1DT6H22M12S</meta:editing-duration>
    <meta:generator>LibreOffice/7.1.6.2.0$Linux_X86_64 LibreOffice_project/10$Build-2</meta:generator>
    <meta:document-statistic meta:table-count="1" meta:image-count="0" meta:object-count="0" meta:page-count="8" meta:paragraph-count="257" meta:word-count="957" meta:character-count="7602" meta:non-whitespace-character-count="6217"/>
  </office:meta>
</office:document-meta>
</file>